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4cm" fo:min-width="4.109cm"/>
      <style:paragraph-properties style:writing-mode="lr-tb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7cm" fo:min-width="2.398cm"/>
      <style:paragraph-properties style:writing-mode="lr-tb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6cm" fo:min-width="2.398cm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6cm" fo:min-width="2.482cm"/>
      <style:paragraph-properties style:writing-mode="lr-tb"/>
    </style:style>
    <style:style style:name="gr5" style:family="graphic" style:parent-style-name="objectwithoutfill">
      <style:graphic-properties svg:stroke-color="#000000" draw:fill="solid" draw:fill-color="#ffffff" draw:textarea-vertical-align="middl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24cm" fo:min-width="0.733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1.362cm" fo:min-width="0cm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63cm" svg:height="1.588cm" svg:x="2.566cm" svg:y="1.588cm">
          <text:p text:style-name="P1">Instru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762cm" svg:height="0.926cm" svg:x="5.107cm" svg:y="3.762cm">
          <text:p text:style-name="P1">NoO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2" draw:id="id2" draw:layer="layout" svg:width="4.762cm" svg:height="0.925cm" svg:x="5.107cm" svg:y="4.688cm">
          <text:p text:style-name="P1">InputC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4" draw:id="id4" draw:layer="layout" svg:width="4.762cm" svg:height="0.927cm" svg:x="5.107cm" svg:y="5.613cm">
          <text:p text:style-name="P1">InputCF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6" draw:id="id6" draw:layer="layout" svg:width="4.762cm" svg:height="0.926cm" svg:x="5.107cm" svg:y="6.54cm">
          <text:p text:style-name="P1">Input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8" draw:id="id8" draw:layer="layout" svg:width="4.762cm" svg:height="0.925cm" svg:x="5.107cm" svg:y="7.466cm">
          <text:p text:style-name="P1">InputDF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11" draw:id="id11" draw:layer="layout" svg:width="4.762cm" svg:height="0.926cm" svg:x="5.107cm" svg:y="8.391cm">
          <text:p text:style-name="P1">Mov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12" draw:id="id12" draw:layer="layout" svg:width="4.762cm" svg:height="0.926cm" svg:x="5.107cm" svg:y="9.317cm">
          <text:p text:style-name="P1">LoadI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15" draw:id="id15" draw:layer="layout" svg:width="4.762cm" svg:height="0.925cm" svg:x="5.107cm" svg:y="10.243cm">
          <text:p text:style-name="P1">Ad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18" draw:id="id18" draw:layer="layout" svg:width="4.762cm" svg:height="0.927cm" svg:x="5.107cm" svg:y="11.168cm">
          <text:p text:style-name="P1">AddI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draw:layer="layout" svg:width="4.762cm" svg:height="0.926cm" svg:x="5.107cm" svg:y="12.095cm">
          <text:p text:style-name="P1">Sub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24" draw:id="id24" draw:layer="layout" svg:width="4.762cm" svg:height="0.925cm" svg:x="5.107cm" svg:y="13.021cm">
          <text:p text:style-name="P1">SubI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44" draw:id="id44" draw:layer="layout" svg:width="4.762cm" svg:height="0.926cm" svg:x="5.107cm" svg:y="13.946cm">
          <text:p text:style-name="P1">Loa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draw:layer="layout" svg:width="4.762cm" svg:height="0.926cm" svg:x="5.107cm" svg:y="14.872cm">
          <text:p text:style-name="P1">LoadF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21" draw:id="id21" draw:layer="layout" svg:width="4.762cm" svg:height="0.926cm" svg:x="5.108cm" svg:y="12.095cm">
          <text:p text:style-name="P1">Sub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46" draw:id="id46" draw:layer="layout" svg:width="4.762cm" svg:height="0.926cm" svg:x="5.108cm" svg:y="14.872cm">
          <text:p text:style-name="P1">LoadF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50" draw:id="id50" draw:layer="layout" svg:width="4.762cm" svg:height="0.927cm" svg:x="5.106cm" svg:y="16.723cm">
          <text:p text:style-name="P1">StoreF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27" draw:id="id27" draw:layer="layout" svg:width="4.762cm" svg:height="0.926cm" svg:x="5.106cm" svg:y="17.65cm">
          <text:p text:style-name="P1">ShiftL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48" draw:id="id48" draw:layer="layout" svg:width="4.762cm" svg:height="0.925cm" svg:x="5.107cm" svg:y="15.798cm">
          <text:p text:style-name="P1">Stor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29" draw:id="id29" draw:layer="layout" svg:width="4.762cm" svg:height="0.925cm" svg:x="5.107cm" svg:y="18.576cm">
          <text:p text:style-name="P1">Shift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draw:layer="layout" svg:width="4.762cm" svg:height="0.926cm" svg:x="5.107cm" svg:y="19.501cm">
          <text:p text:style-name="P1">Cm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35" draw:id="id35" draw:layer="layout" svg:width="4.762cm" svg:height="0.927cm" svg:x="5.037cm" svg:y="21.38cm">
          <text:p text:style-name="P1">Br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37" draw:id="id37" draw:layer="layout" svg:width="4.762cm" svg:height="0.925cm" svg:x="5.037cm" svg:y="22.307cm">
          <text:p text:style-name="P1">BrN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39" draw:id="id39" draw:layer="layout" svg:width="4.762cm" svg:height="0.926cm" svg:x="5.038cm" svg:y="23.232cm">
          <text:p text:style-name="P1">BrG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41" draw:id="id41" draw:layer="layout" svg:width="4.762cm" svg:height="0.926cm" svg:x="5.036cm" svg:y="24.158cm">
          <text:p text:style-name="P1">Br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xml:id="id1" draw:id="id1" draw:layer="layout" svg:width="3.048cm" svg:height="0.676cm" svg:x="10.352cm" svg:y="4.768cm">
          <text:p text:style-name="P1">Addr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10.352cm" svg:y1="5.106cm" svg:x2="9.384cm" svg:y2="5.151cm" draw:start-shape="id1" draw:start-glue-point="3" draw:end-shape="id2" draw:end-glue-point="9" svg:d="M10352 5106l-968 45" svg:viewBox="0 0 969 46">
          <text:p/>
        </draw:connector>
        <draw:custom-shape draw:style-name="gr4" draw:text-style-name="P2" xml:id="id3" draw:id="id3" draw:layer="layout" svg:width="3.048cm" svg:height="0.676cm" svg:x="10.376cm" svg:y="5.723cm">
          <text:p text:style-name="P1">Addr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3.048cm" svg:height="0.676cm" svg:x="10.33cm" svg:y="6.654cm">
          <text:p text:style-name="P1">Addr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7" draw:id="id7" draw:layer="layout" svg:width="3.048cm" svg:height="0.676cm" svg:x="10.353cm" svg:y="7.583cm">
          <text:p text:style-name="P1">Addr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10.376cm" svg:y1="6.061cm" svg:x2="9.384cm" svg:y2="6.076cm" draw:start-shape="id3" draw:start-glue-point="3" draw:end-shape="id4" draw:end-glue-point="9" svg:d="M10376 6061l-992 15" svg:viewBox="0 0 993 16">
          <text:p/>
        </draw:connector>
        <draw:connector draw:style-name="gr5" draw:text-style-name="P3" draw:layer="layout" draw:type="line" svg:x1="10.33cm" svg:y1="6.992cm" svg:x2="9.384cm" svg:y2="7.003cm" draw:start-shape="id5" draw:start-glue-point="3" draw:end-shape="id6" draw:end-glue-point="9" svg:d="M10330 6992l-946 11" svg:viewBox="0 0 947 12">
          <text:p/>
        </draw:connector>
        <draw:connector draw:style-name="gr5" draw:text-style-name="P3" draw:layer="layout" draw:type="line" svg:x1="10.353cm" svg:y1="7.921cm" svg:x2="9.384cm" svg:y2="7.929cm" draw:start-shape="id7" draw:start-glue-point="3" draw:end-shape="id8" draw:end-glue-point="9" svg:d="M10353 7921l-969 8" svg:viewBox="0 0 970 9">
          <text:p/>
        </draw:connector>
        <draw:custom-shape draw:style-name="gr4" draw:text-style-name="P2" xml:id="id10" draw:id="id10" draw:layer="layout" svg:width="3.048cm" svg:height="0.676cm" svg:x="10.307cm" svg:y="8.514cm"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9" draw:id="id9" draw:layer="layout" svg:width="3.048cm" svg:height="0.676cm" svg:x="13.821cm" svg:y="8.498cm"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13.821cm" svg:y1="8.836cm" svg:x2="13.355cm" svg:y2="8.852cm" draw:start-shape="id9" draw:start-glue-point="3" draw:end-shape="id10" draw:end-glue-point="1" svg:d="M13821 8836l-466 16" svg:viewBox="0 0 467 17">
          <text:p/>
        </draw:connector>
        <draw:connector draw:style-name="gr5" draw:text-style-name="P3" draw:layer="layout" draw:type="line" svg:x1="10.307cm" svg:y1="8.852cm" svg:x2="9.384cm" svg:y2="8.854cm" draw:start-shape="id10" draw:start-glue-point="3" draw:end-shape="id11" draw:end-glue-point="9" svg:d="M10307 8852l-923 2" svg:viewBox="0 0 924 3">
          <text:p/>
        </draw:connector>
        <draw:custom-shape draw:style-name="gr4" draw:text-style-name="P2" xml:id="id13" draw:id="id13" draw:layer="layout" svg:width="3.048cm" svg:height="0.676cm" svg:x="10.308cm" svg:y="9.428cm"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4" draw:id="id14" draw:layer="layout" svg:width="3.048cm" svg:height="0.676cm" svg:x="13.822cm" svg:y="9.412cm">
          <text:p text:style-name="P1">By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6" draw:id="id16" draw:layer="layout" svg:width="3.048cm" svg:height="0.676cm" svg:x="10.309cm" svg:y="10.365cm"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7" draw:id="id17" draw:layer="layout" svg:width="3.048cm" svg:height="0.676cm" svg:x="13.823cm" svg:y="10.349cm"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2" draw:id="id22" draw:layer="layout" svg:width="3.048cm" svg:height="0.676cm" svg:x="10.31cm" svg:y="12.186cm"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3" draw:id="id23" draw:layer="layout" svg:width="3.048cm" svg:height="0.676cm" svg:x="13.824cm" svg:y="12.17cm"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2" draw:id="id32" draw:layer="layout" svg:width="3.048cm" svg:height="0.676cm" svg:x="10.311cm" svg:y="19.591cm"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3" draw:id="id43" draw:layer="layout" svg:width="3.048cm" svg:height="0.676cm" svg:x="13.825cm" svg:y="19.575cm"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9" draw:id="id19" draw:layer="layout" svg:width="3.048cm" svg:height="0.676cm" svg:x="10.309cm" svg:y="11.25cm"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0" draw:id="id20" draw:layer="layout" svg:width="3.048cm" svg:height="0.676cm" svg:x="13.823cm" svg:y="11.234cm">
          <text:p text:style-name="P1">By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5" draw:id="id25" draw:layer="layout" svg:width="3.048cm" svg:height="0.676cm" svg:x="10.309cm" svg:y="13.134cm"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6" draw:id="id26" draw:layer="layout" svg:width="3.048cm" svg:height="0.676cm" svg:x="13.823cm" svg:y="13.118cm">
          <text:p text:style-name="P1">By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8" draw:id="id28" draw:layer="layout" svg:width="3.048cm" svg:height="0.676cm" svg:x="10.308cm" svg:y="17.734cm"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0" draw:id="id30" draw:layer="layout" svg:width="3.048cm" svg:height="0.676cm" svg:x="10.309cm" svg:y="18.648cm"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4" draw:id="id34" draw:layer="layout" svg:width="3.048cm" svg:height="0.676cm" svg:x="10.312cm" svg:y="20.529cm">
          <text:p text:style-name="P1">I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1" draw:id="id31" draw:layer="layout" svg:width="4.762cm" svg:height="0.926cm" svg:x="5.108cm" svg:y="19.502cm">
          <text:p text:style-name="P1">Cm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33" draw:id="id33" draw:layer="layout" svg:width="4.762cm" svg:height="0.926cm" svg:x="5.129cm" svg:y="20.44cm">
          <text:p text:style-name="P1">Jum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xml:id="id36" draw:id="id36" draw:layer="layout" svg:width="3.048cm" svg:height="0.676cm" svg:x="10.313cm" svg:y="21.484cm">
          <text:p text:style-name="P1">I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8" draw:id="id38" draw:layer="layout" svg:width="3.048cm" svg:height="0.676cm" svg:x="10.314cm" svg:y="22.416cm">
          <text:p text:style-name="P1">I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0" draw:id="id40" draw:layer="layout" svg:width="3.048cm" svg:height="0.676cm" svg:x="10.315cm" svg:y="23.348cm">
          <text:p text:style-name="P1">I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2" draw:id="id42" draw:layer="layout" svg:width="3.048cm" svg:height="0.676cm" svg:x="10.316cm" svg:y="24.256cm">
          <text:p text:style-name="P1">I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9.384cm" svg:y1="9.78cm" svg:x2="10.308cm" svg:y2="9.766cm" draw:start-shape="id12" draw:start-glue-point="9" draw:end-shape="id13" draw:end-glue-point="3" svg:d="M9384 9780l924-14" svg:viewBox="0 0 925 15">
          <text:p/>
        </draw:connector>
        <draw:connector draw:style-name="gr5" draw:text-style-name="P3" draw:layer="layout" draw:type="line" svg:x1="13.356cm" svg:y1="9.766cm" svg:x2="13.822cm" svg:y2="9.75cm" draw:start-shape="id13" draw:start-glue-point="1" draw:end-shape="id14" draw:end-glue-point="3" svg:d="M13356 9766l466-16" svg:viewBox="0 0 467 17">
          <text:p/>
        </draw:connector>
        <draw:connector draw:style-name="gr5" draw:text-style-name="P3" draw:layer="layout" draw:type="line" svg:x1="9.384cm" svg:y1="10.706cm" svg:x2="10.309cm" svg:y2="10.703cm" draw:start-shape="id15" draw:start-glue-point="9" draw:end-shape="id16" draw:end-glue-point="3" svg:d="M9384 10706l925-3" svg:viewBox="0 0 926 4">
          <text:p/>
        </draw:connector>
        <draw:connector draw:style-name="gr5" draw:text-style-name="P3" draw:layer="layout" draw:type="line" svg:x1="13.357cm" svg:y1="10.703cm" svg:x2="13.823cm" svg:y2="10.687cm" draw:start-shape="id16" draw:start-glue-point="1" draw:end-shape="id17" draw:end-glue-point="3" svg:d="M13357 10703l466-16" svg:viewBox="0 0 467 17">
          <text:p/>
        </draw:connector>
        <draw:connector draw:style-name="gr5" draw:text-style-name="P3" draw:layer="layout" draw:type="line" svg:x1="9.384cm" svg:y1="11.631cm" svg:x2="10.309cm" svg:y2="11.588cm" draw:start-shape="id18" draw:start-glue-point="9" draw:end-shape="id19" draw:end-glue-point="3" svg:d="M9384 11631l925-43" svg:viewBox="0 0 926 44">
          <text:p/>
        </draw:connector>
        <draw:connector draw:style-name="gr5" draw:text-style-name="P3" draw:layer="layout" draw:type="line" svg:x1="13.357cm" svg:y1="11.588cm" svg:x2="13.823cm" svg:y2="11.572cm" draw:start-shape="id19" draw:start-glue-point="1" draw:end-shape="id20" draw:end-glue-point="3" svg:d="M13357 11588l466-16" svg:viewBox="0 0 467 17">
          <text:p/>
        </draw:connector>
        <draw:connector draw:style-name="gr5" draw:text-style-name="P3" draw:layer="layout" draw:type="line" svg:x1="9.385cm" svg:y1="12.558cm" svg:x2="10.31cm" svg:y2="12.524cm" draw:start-shape="id21" draw:start-glue-point="9" draw:end-shape="id22" draw:end-glue-point="3" svg:d="M9385 12558l925-34" svg:viewBox="0 0 926 35">
          <text:p/>
        </draw:connector>
        <draw:connector draw:style-name="gr5" draw:text-style-name="P3" draw:layer="layout" draw:type="line" svg:x1="13.358cm" svg:y1="12.524cm" svg:x2="13.824cm" svg:y2="12.508cm" draw:start-shape="id22" draw:start-glue-point="1" draw:end-shape="id23" draw:end-glue-point="3" svg:d="M13358 12524l466-16" svg:viewBox="0 0 467 17">
          <text:p/>
        </draw:connector>
        <draw:connector draw:style-name="gr5" draw:text-style-name="P3" draw:layer="layout" draw:type="line" svg:x1="9.384cm" svg:y1="13.484cm" svg:x2="10.309cm" svg:y2="13.472cm" draw:start-shape="id24" draw:start-glue-point="9" draw:end-shape="id25" draw:end-glue-point="3" svg:d="M9384 13484l925-12" svg:viewBox="0 0 926 13">
          <text:p/>
        </draw:connector>
        <draw:connector draw:style-name="gr5" draw:text-style-name="P3" draw:layer="layout" draw:type="line" svg:x1="13.357cm" svg:y1="13.472cm" svg:x2="13.823cm" svg:y2="13.456cm" draw:start-shape="id25" draw:start-glue-point="1" draw:end-shape="id26" draw:end-glue-point="3" svg:d="M13357 13472l466-16" svg:viewBox="0 0 467 17">
          <text:p/>
        </draw:connector>
        <draw:connector draw:style-name="gr5" draw:text-style-name="P3" draw:layer="layout" draw:type="line" svg:x1="9.383cm" svg:y1="18.113cm" svg:x2="10.308cm" svg:y2="18.072cm" draw:start-shape="id27" draw:start-glue-point="9" draw:end-shape="id28" draw:end-glue-point="3" svg:d="M9383 18113l925-41" svg:viewBox="0 0 926 42">
          <text:p/>
        </draw:connector>
        <draw:connector draw:style-name="gr5" draw:text-style-name="P3" draw:layer="layout" draw:type="line" svg:x1="9.384cm" svg:y1="19.039cm" svg:x2="10.309cm" svg:y2="18.986cm" draw:start-shape="id29" draw:start-glue-point="9" draw:end-shape="id30" draw:end-glue-point="3" svg:d="M9384 19039l925-53" svg:viewBox="0 0 926 54">
          <text:p/>
        </draw:connector>
        <draw:connector draw:style-name="gr5" draw:text-style-name="P3" draw:layer="layout" draw:type="line" svg:x1="9.385cm" svg:y1="19.965cm" svg:x2="10.311cm" svg:y2="19.929cm" draw:start-shape="id31" draw:start-glue-point="9" draw:end-shape="id32" draw:end-glue-point="3" svg:d="M9385 19965l926-36" svg:viewBox="0 0 927 37">
          <text:p/>
        </draw:connector>
        <draw:connector draw:style-name="gr5" draw:text-style-name="P3" draw:layer="layout" draw:type="line" svg:x1="9.406cm" svg:y1="20.903cm" svg:x2="10.312cm" svg:y2="20.867cm" draw:start-shape="id33" draw:start-glue-point="9" draw:end-shape="id34" draw:end-glue-point="3" svg:d="M9406 20903l906-36" svg:viewBox="0 0 907 37">
          <text:p/>
        </draw:connector>
        <draw:connector draw:style-name="gr5" draw:text-style-name="P3" draw:layer="layout" draw:type="line" svg:x1="9.314cm" svg:y1="21.843cm" svg:x2="10.313cm" svg:y2="21.822cm" draw:start-shape="id35" draw:start-glue-point="9" draw:end-shape="id36" draw:end-glue-point="3" svg:d="M9314 21843l999-21" svg:viewBox="0 0 1000 22">
          <text:p/>
        </draw:connector>
        <draw:connector draw:style-name="gr5" draw:text-style-name="P3" draw:layer="layout" draw:type="line" svg:x1="9.314cm" svg:y1="22.77cm" svg:x2="10.314cm" svg:y2="22.754cm" draw:start-shape="id37" draw:start-glue-point="9" draw:end-shape="id38" draw:end-glue-point="3" svg:d="M9314 22770l1000-16" svg:viewBox="0 0 1001 17">
          <text:p/>
        </draw:connector>
        <draw:connector draw:style-name="gr5" draw:text-style-name="P3" draw:layer="layout" draw:type="line" svg:x1="9.315cm" svg:y1="23.695cm" svg:x2="10.315cm" svg:y2="23.686cm" draw:start-shape="id39" draw:start-glue-point="9" draw:end-shape="id40" draw:end-glue-point="3" svg:d="M9315 23695l1000-9" svg:viewBox="0 0 1001 10">
          <text:p/>
        </draw:connector>
        <draw:connector draw:style-name="gr5" draw:text-style-name="P3" draw:layer="layout" draw:type="line" svg:x1="9.313cm" svg:y1="24.621cm" svg:x2="10.316cm" svg:y2="24.594cm" draw:start-shape="id41" draw:start-glue-point="9" draw:end-shape="id42" draw:end-glue-point="3" svg:d="M9313 24621l1003-27" svg:viewBox="0 0 1004 28">
          <text:p/>
        </draw:connector>
        <draw:connector draw:style-name="gr5" draw:text-style-name="P3" draw:layer="layout" draw:type="line" svg:x1="13.359cm" svg:y1="19.929cm" svg:x2="13.825cm" svg:y2="19.913cm" draw:start-shape="id32" draw:start-glue-point="1" draw:end-shape="id43" draw:end-glue-point="3" svg:d="M13359 19929l466-16" svg:viewBox="0 0 467 17">
          <text:p/>
        </draw:connector>
        <draw:custom-shape draw:style-name="gr4" draw:text-style-name="P2" xml:id="id45" draw:id="id45" draw:layer="layout" svg:width="3.048cm" svg:height="0.676cm" svg:x="10.311cm" svg:y="14.054cm"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7" draw:id="id47" draw:layer="layout" svg:width="3.048cm" svg:height="0.676cm" svg:x="10.311cm" svg:y="15.008cm"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2" draw:id="id52" draw:layer="layout" svg:width="3.048cm" svg:height="0.676cm" svg:x="13.825cm" svg:y="15.923cm"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3" draw:id="id53" draw:layer="layout" svg:width="3.048cm" svg:height="0.676cm" svg:x="13.825cm" svg:y="16.83cm"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9" draw:id="id49" draw:layer="layout" svg:width="3.048cm" svg:height="0.676cm" svg:x="10.354cm" svg:y="15.913cm">
          <text:p text:style-name="P1">Addr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1" draw:id="id51" draw:layer="layout" svg:width="3.048cm" svg:height="0.676cm" svg:x="10.355cm" svg:y="16.844cm">
          <text:p text:style-name="P1">Addr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4" draw:id="id54" draw:layer="layout" svg:width="3.048cm" svg:height="0.676cm" svg:x="13.826cm" svg:y="17.745cm">
          <text:p text:style-name="P1">Addr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5" draw:id="id55" draw:layer="layout" svg:width="3.048cm" svg:height="0.676cm" svg:x="13.826cm" svg:y="18.628cm">
          <text:p text:style-name="P1">Addr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9.384cm" svg:y1="14.409cm" svg:x2="10.311cm" svg:y2="14.392cm" draw:start-shape="id44" draw:start-glue-point="9" draw:end-shape="id45" draw:end-glue-point="3" svg:d="M9384 14409l927-17" svg:viewBox="0 0 928 18">
          <text:p/>
        </draw:connector>
        <draw:connector draw:style-name="gr5" draw:text-style-name="P3" draw:layer="layout" draw:type="line" svg:x1="9.385cm" svg:y1="15.335cm" svg:x2="10.311cm" svg:y2="15.346cm" draw:start-shape="id46" draw:start-glue-point="9" draw:end-shape="id47" draw:end-glue-point="3" svg:d="M9385 15335l926 11" svg:viewBox="0 0 927 12">
          <text:p/>
        </draw:connector>
        <draw:connector draw:style-name="gr5" draw:text-style-name="P3" draw:layer="layout" draw:type="line" svg:x1="9.384cm" svg:y1="16.261cm" svg:x2="10.354cm" svg:y2="16.251cm" draw:start-shape="id48" draw:start-glue-point="9" draw:end-shape="id49" draw:end-glue-point="3" svg:d="M9384 16261l970-10" svg:viewBox="0 0 971 11">
          <text:p/>
        </draw:connector>
        <draw:connector draw:style-name="gr5" draw:text-style-name="P3" draw:layer="layout" draw:type="line" svg:x1="9.383cm" svg:y1="17.186cm" svg:x2="10.355cm" svg:y2="17.182cm" draw:start-shape="id50" draw:start-glue-point="9" draw:end-shape="id51" draw:end-glue-point="3" svg:d="M9383 17186l972-4" svg:viewBox="0 0 973 5">
          <text:p/>
        </draw:connector>
        <draw:connector draw:style-name="gr5" draw:text-style-name="P3" draw:layer="layout" draw:type="line" svg:x1="13.402cm" svg:y1="16.251cm" svg:x2="13.825cm" svg:y2="16.261cm" draw:start-shape="id49" draw:start-glue-point="1" draw:end-shape="id52" draw:end-glue-point="3" svg:d="M13402 16251l423 10" svg:viewBox="0 0 424 11">
          <text:p/>
        </draw:connector>
        <draw:connector draw:style-name="gr5" draw:text-style-name="P3" draw:layer="layout" draw:type="line" svg:x1="13.403cm" svg:y1="17.182cm" svg:x2="13.825cm" svg:y2="17.168cm" draw:start-shape="id51" draw:start-glue-point="1" draw:end-shape="id53" draw:end-glue-point="3" svg:d="M13403 17182l422-14" svg:viewBox="0 0 423 15">
          <text:p/>
        </draw:connector>
        <draw:connector draw:style-name="gr5" draw:text-style-name="P3" draw:layer="layout" draw:type="line" svg:x1="13.356cm" svg:y1="18.072cm" svg:x2="13.826cm" svg:y2="18.083cm" draw:start-shape="id28" draw:start-glue-point="1" draw:end-shape="id54" draw:end-glue-point="3" svg:d="M13356 18072l470 11" svg:viewBox="0 0 471 12">
          <text:p/>
        </draw:connector>
        <draw:connector draw:style-name="gr5" draw:text-style-name="P3" draw:layer="layout" draw:type="line" svg:x1="13.357cm" svg:y1="18.986cm" svg:x2="13.826cm" svg:y2="18.966cm" draw:start-shape="id30" draw:start-glue-point="1" draw:end-shape="id55" draw:end-glue-point="3" svg:d="M13357 18986l469-20" svg:viewBox="0 0 470 21">
          <text:p/>
        </draw:connector>
        <draw:custom-shape draw:style-name="gr6" draw:text-style-name="P3" draw:layer="layout" svg:width="1.86cm" svg:height="0.373cm" svg:x="3.653cm" svg:y="4.071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4cm" svg:y="4.978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5cm" svg:y="5.932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4cm" svg:y="6.84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5cm" svg:y="7.747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6cm" svg:y="8.701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4cm" svg:y="4.071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5cm" svg:y="6.84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6cm" svg:y="7.747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7cm" svg:y="8.701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5cm" svg:y="10.515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6cm" svg:y="11.469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5cm" svg:y="9.608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6cm" svg:y="12.377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7cm" svg:y="13.284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8cm" svg:y="14.238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5cm" svg:y="16.098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6cm" svg:y="17.052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5cm" svg:y="15.191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6cm" svg:y="17.96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7cm" svg:y="18.867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8cm" svg:y="19.821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6cm" svg:y="21.635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7cm" svg:y="22.589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6cm" svg:y="20.728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7cm" svg:y="23.497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86cm" svg:height="0.373cm" svg:x="3.658cm" svg:y="24.404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0.419cm" svg:height="21.612cm" svg:x="3.606cm" svg:y="3.1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6" draw:id="id56" draw:layer="layout" svg:width="3.048cm" svg:height="0.676cm" svg:x="13.778cm" svg:y="14.061cm">
          <text:p text:style-name="P1">Addr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7" draw:id="id57" draw:layer="layout" svg:width="3.048cm" svg:height="0.676cm" svg:x="13.779cm" svg:y="15.021cm">
          <text:p text:style-name="P1">Addr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line" svg:x1="13.359cm" svg:y1="14.392cm" svg:x2="13.778cm" svg:y2="14.399cm" draw:start-shape="id45" draw:start-glue-point="1" draw:end-shape="id56" draw:end-glue-point="3" svg:d="M13359 14392l419 7" svg:viewBox="0 0 420 8">
          <text:p/>
        </draw:connector>
        <draw:connector draw:style-name="gr8" draw:text-style-name="P4" draw:layer="layout" draw:type="line" svg:x1="13.359cm" svg:y1="15.346cm" svg:x2="13.779cm" svg:y2="15.359cm" draw:start-shape="id47" draw:start-glue-point="1" draw:end-shape="id57" draw:end-glue-point="3" svg:d="M13359 15346l420 13" svg:viewBox="0 0 421 1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2:00:12.742236790</meta:creation-date>
    <dc:date>2022-12-06T23:07:05.269008885</dc:date>
    <meta:editing-duration>PT53M22S</meta:editing-duration>
    <meta:editing-cycles>4</meta:editing-cycles>
    <meta:generator>LibreOffice/7.4.3.2$Linux_X86_64 LibreOffice_project/40$Build-2</meta:generator>
    <meta:document-statistic meta:object-count="125"/>
  </office:meta>
</office:document-meta>
</file>